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9.604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3.20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1.032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ackground-color="#434343" style:text-align-source="fix" style:repeat-content="false" style:vertical-align="middle"/>
      <style:paragraph-properties fo:text-align="start" fo:margin-left="0cm"/>
      <style:text-properties fo:color="#ffffff"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style:font-name="Verdana" fo:font-size="8pt" fo:font-weight="normal" style:font-name-asian="Verdana" style:font-size-asian="8pt" style:font-weight-asian="normal" style:font-name-complex="Verdana" style:font-size-complex="8pt" style:font-weight-complex="normal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0000" style:font-name="Verdana" fo:font-size="9pt" fo:font-style="italic" fo:font-weight="bold" style:font-name-asian="Verdana" style:font-size-asian="9pt" style:font-style-asian="italic" style:font-weight-asian="bold" style:font-name-complex="Verdana" style:font-size-complex="9pt" style:font-style-complex="italic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ff0000" style:font-name="Verdana" fo:font-size="9pt" fo:font-style="italic" fo:font-weight="bold" style:font-name-asian="Verdana" style:font-size-asian="9pt" style:font-style-asian="italic" style:font-weight-asian="bold" style:font-name-complex="Verdana" style:font-size-complex="9pt" style:font-style-complex="italic" style:font-weight-complex="bold"/>
    </style:style>
    <style:style style:name="ce6" style:family="table-cell" style:parent-style-name="Default" style:data-style-name="N0">
      <style:table-cell-properties style:vertical-align="automatic"/>
      <style:text-properties fo:color="#ff0000" style:font-name="Verdana" fo:font-size="9pt" fo:font-style="italic" fo:font-weight="bold" style:font-name-asian="Verdana" style:font-size-asian="9pt" style:font-style-asian="italic" style:font-weight-asian="bold" style:font-name-complex="Verdana" style:font-size-complex="9pt" style:font-style-complex="italic" style:font-weight-complex="bold"/>
    </style:style>
    <style:style style:name="ce7" style:family="table-cell" style:parent-style-name="Default" style:data-style-name="N0">
      <style:table-cell-properties fo:border-bottom="0.06pt solid #000000" fo:background-color="#434343" fo:border-left="0.06pt solid #000000" fo:border-right="0.06pt solid #000000" fo:border-top="none" style:vertical-align="top"/>
      <style:text-properties fo:color="#ffffff"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style:font-name-asian="Verdana" style:font-name-complex="Verdana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Verdana" fo:font-size="11pt" style:font-name-asian="Verdana" style:font-size-asian="11pt" style:font-name-complex="Verdana" style:font-size-complex="11pt"/>
    </style:style>
    <style:style style:name="ce12" style:family="table-cell" style:parent-style-name="Default" style:data-style-name="N0">
      <style:table-cell-properties fo:background-color="#595959" style:vertical-align="automatic"/>
      <style:text-properties fo:color="#ffffff"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4" style:family="table-cell" style:parent-style-name="Default" style:data-style-name="N0">
      <style:table-cell-properties fo:background-color="#ffff00" style:vertical-align="automatic"/>
      <style:text-properties style:font-name="Verdana" fo:font-size="12pt" style:font-name-asian="Verdana" style:font-size-asian="12pt" style:font-name-complex="Verdana" style:font-size-complex="12pt"/>
    </style:style>
    <style:style style:name="ce16" style:family="table-cell" style:parent-style-name="Default" style:data-style-name="N0">
      <style:table-cell-properties fo:background-color="#7992b1" style:vertical-align="automatic"/>
      <style:text-properties style:font-name="Verdana" fo:font-size="12pt" style:font-name-asian="Verdana" style:font-size-asian="12pt" style:font-name-complex="Verdana" style:font-size-complex="12pt"/>
    </style:style>
    <style:style style:name="ce17" style:family="table-cell" style:parent-style-name="Default" style:data-style-name="N0">
      <style:table-cell-properties fo:background-color="#9bbb59" style:vertical-align="automatic"/>
      <style:text-properties style:font-name="Verdana" fo:font-size="12pt" style:font-name-asian="Verdana" style:font-size-asian="12pt" style:font-name-complex="Verdana" style:font-size-complex="12pt"/>
    </style:style>
    <style:style style:name="ce18" style:family="table-cell" style:parent-style-name="Default" style:data-style-name="N0">
      <style:table-cell-properties fo:background-color="#b97135" style:vertical-align="automatic"/>
      <style:text-properties style:font-name="Verdana" fo:font-size="12pt" style:font-name-asian="Verdana" style:font-size-asian="12pt" style:font-name-complex="Verdana" style:font-size-complex="12pt"/>
    </style:style>
    <style:style style:name="ce32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-bottom="0.06pt solid #000000" fo:background-color="#434343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ffffff" style:font-name="Verdana" fo:font-weight="bold" style:font-name-asian="Verdana" style:font-weight-asian="bold" style:font-name-complex="Verdana" style:font-weight-complex="bold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Verdana" fo:font-weight="bold" style:font-name-asian="Verdana" style:font-weight-asian="bold" style:font-name-complex="Verdana" style:font-weight-complex="bold"/>
      <style:map style:condition="is-true-formula(NOT(ISERROR(SEARCH((&quot;a&quot;);([.B7])))))" style:apply-style-name="cf1" style:base-cell-address="Sheet1.B7"/>
      <style:map style:condition="is-true-formula(NOT(ISERROR(SEARCH((&quot;b&quot;);([.B7])))))" style:apply-style-name="cf2" style:base-cell-address="Sheet1.B7"/>
      <style:map style:condition="is-true-formula(NOT(ISERROR(SEARCH((&quot;c&quot;);([.B7])))))" style:apply-style-name="cf3" style:base-cell-address="Sheet1.B7"/>
      <style:map style:condition="is-true-formula(NOT(ISERROR(SEARCH((&quot;d&quot;);([.B7])))))" style:apply-style-name="cf4" style:base-cell-address="Sheet1.B7"/>
      <style:map style:condition="is-true-formula(NOT(ISERROR(SEARCH((&quot;e&quot;);([.B7])))))" style:apply-style-name="cf5" style:base-cell-address="Sheet1.B7"/>
      <style:map style:condition="is-true-formula(NOT(ISERROR(SEARCH((&quot;f&quot;);([.B7])))))" style:apply-style-name="cf6" style:base-cell-address="Sheet1.B7"/>
    </style:style>
    <style:style style:name="ce13" style:family="table-cell" style:parent-style-name="Default" style:data-style-name="N0">
      <style:table-cell-properties fo:background-color="#595959" fo:wrap-option="wrap" style:vertical-align="automatic"/>
      <style:text-properties fo:color="#ffffff" style:font-name="Verdana" fo:font-weight="bold" style:font-name-asian="Verdana" style:font-weight-asian="bold" style:font-name-complex="Verdana" style:font-weight-complex="bold"/>
    </style:style>
    <style:style style:name="ce15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32"/>
        <table:table-column table:style-name="co2" table:number-columns-repeated="8" table:default-cell-style-name="ce32"/>
        <table:table-column table:style-name="co3" table:number-columns-repeated="1015" table:default-cell-style-name="ce32"/>
        <table:table-row table:style-name="ro1">
          <table:table-cell table:style-name="ce19" office:value-type="string" calcext:value-type="string" table:number-columns-spanned="9" table:number-rows-spanned="1">
            <text:p>Lernraum Service Location Planer* <text:s/>| <text:s/>learningspacetoolkit.org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>
            <text:p>Übersetzung: Katharina Zinke, Universitätsbibliothek Tübingen; lizenziert unter CC BY 4.0</text:p>
          </table:table-cell>
          <table:table-cell table:number-columns-repeated="1023"/>
        </table:table-row>
        <table:table-row table:style-name="ro3">
          <table:table-cell table:style-name="ce20" office:value-type="string" calcext:value-type="string" table:number-columns-spanned="9" table:number-rows-spanned="1">
            <text:p>1. Bitte füllen Sie die Legende am Ende der Tabelle aus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table:style-name="ce3" office:value-type="string" calcext:value-type="string">
            <text:p>2. Wenn Sie nun auf dem Arbeitsblatt die Buchstaben A, B, C und D eingeben, werden die Zellen in der entsprechenden Legendenfarbe hervorgehoben. </text:p>
          </table:table-cell>
          <table:table-cell table:style-name="ce4" table:number-columns-repeated="8"/>
          <table:table-cell table:style-name="ce5" table:number-columns-repeated="1015"/>
        </table:table-row>
        <table:table-row table:style-name="ro3">
          <table:table-cell table:style-name="ce6" office:value-type="string" calcext:value-type="string">
            <text:p>* Weitere Informationen darüber, wie Sie diese Vorlage optimal nutzen können, finden Sie im Abschnitt ʺServicesʺ auf learningspacetoolkit.org / im Kapitel "Service" im übersetzten Lernraum Toolkit</text:p>
          </table:table-cell>
          <table:table-cell table:style-name="ce5" table:number-columns-repeated="1023"/>
        </table:table-row>
        <table:table-row table:style-name="ro4">
          <table:table-cell table:style-name="ce7" office:value-type="string" calcext:value-type="string">
            <text:p>Service</text:p>
          </table:table-cell>
          <table:table-cell table:style-name="ce8" office:value-type="string" calcext:value-type="string">
            <text:p>Ort 1</text:p>
          </table:table-cell>
          <table:table-cell table:style-name="ce8" office:value-type="string" calcext:value-type="string">
            <text:p>Ort 2</text:p>
          </table:table-cell>
          <table:table-cell table:style-name="ce8" office:value-type="string" calcext:value-type="string">
            <text:p>Ort 3</text:p>
          </table:table-cell>
          <table:table-cell table:style-name="ce8" office:value-type="string" calcext:value-type="string">
            <text:p>Ort 4</text:p>
          </table:table-cell>
          <table:table-cell table:style-name="ce8" office:value-type="string" calcext:value-type="string">
            <text:p>Ort 5</text:p>
          </table:table-cell>
          <table:table-cell table:style-name="ce8" office:value-type="string" calcext:value-type="string">
            <text:p>Ort 6</text:p>
          </table:table-cell>
          <table:table-cell table:style-name="ce8" office:value-type="string" calcext:value-type="string">
            <text:p>Ort 7</text:p>
          </table:table-cell>
          <table:table-cell table:style-name="ce8" office:value-type="string" calcext:value-type="string">
            <text:p>Ort 8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Service 1</text:p>
          </table:table-cell>
          <table:table-cell table:style-name="ce36" table:number-columns-repeated="8"/>
          <table:table-cell table:number-columns-repeated="1015"/>
        </table:table-row>
        <table:table-row table:style-name="ro5">
          <table:table-cell table:style-name="ce9" office:value-type="string" calcext:value-type="string">
            <text:p>Service 2</text:p>
          </table:table-cell>
          <table:table-cell table:style-name="ce36" table:number-columns-repeated="8"/>
          <table:table-cell table:number-columns-repeated="1015"/>
        </table:table-row>
        <table:table-row table:style-name="ro5">
          <table:table-cell table:style-name="ce9" office:value-type="string" calcext:value-type="string">
            <text:p>Service 3 </text:p>
          </table:table-cell>
          <table:table-cell table:style-name="ce36" table:number-columns-repeated="8"/>
          <table:table-cell table:number-columns-repeated="1015"/>
        </table:table-row>
        <table:table-row table:style-name="ro5">
          <table:table-cell table:style-name="ce9" office:value-type="string" calcext:value-type="string">
            <text:p>Service 4</text:p>
          </table:table-cell>
          <table:table-cell table:style-name="ce36" table:number-columns-repeated="8"/>
          <table:table-cell table:number-columns-repeated="1015"/>
        </table:table-row>
        <table:table-row table:style-name="ro5">
          <table:table-cell table:style-name="ce9" office:value-type="string" calcext:value-type="string">
            <text:p>Service 5</text:p>
          </table:table-cell>
          <table:table-cell table:style-name="ce36" table:number-columns-repeated="8"/>
          <table:table-cell table:number-columns-repeated="1015"/>
        </table:table-row>
        <table:table-row table:style-name="ro5">
          <table:table-cell table:style-name="ce9" office:value-type="string" calcext:value-type="string">
            <text:p>...</text:p>
          </table:table-cell>
          <table:table-cell table:style-name="ce36" table:number-columns-repeated="8"/>
          <table:table-cell table:number-columns-repeated="1015"/>
        </table:table-row>
        <table:table-row table:style-name="ro5" table:number-rows-repeated="42">
          <table:table-cell table:style-name="ce9"/>
          <table:table-cell table:style-name="ce36" table:number-columns-repeated="8"/>
          <table:table-cell table:number-columns-repeated="1015"/>
        </table:table-row>
        <table:table-row table:style-name="ro6">
          <table:table-cell table:style-name="ce11" table:number-columns-repeated="9"/>
          <table:table-cell table:number-columns-repeated="1015"/>
        </table:table-row>
        <table:table-row table:style-name="ro7">
          <table:table-cell table:style-name="ce12" office:value-type="string" calcext:value-type="string">
            <text:p>Legende</text:p>
          </table:table-cell>
          <table:table-cell table:style-name="ce13" table:number-columns-repeated="8"/>
          <table:table-cell table:number-columns-repeated="1015"/>
        </table:table-row>
        <table:table-row table:style-name="ro7">
          <table:table-cell table:style-name="ce14" office:value-type="string" calcext:value-type="string">
            <text:p>A: Angeboten 9:00 bis 5:00</text:p>
          </table:table-cell>
          <table:table-cell table:style-name="ce15" table:number-columns-repeated="8"/>
          <table:table-cell table:number-columns-repeated="1015"/>
        </table:table-row>
        <table:table-row table:style-name="ro7">
          <table:table-cell table:style-name="ce16" office:value-type="string" calcext:value-type="string">
            <text:p>B: Angeboten 24/5</text:p>
          </table:table-cell>
          <table:table-cell table:style-name="ce15" table:number-columns-repeated="8"/>
          <table:table-cell table:number-columns-repeated="1015"/>
        </table:table-row>
        <table:table-row table:style-name="ro7">
          <table:table-cell table:style-name="ce17" office:value-type="string" calcext:value-type="string">
            <text:p>C: Angeboten innerhalb der Öffnungszeiten</text:p>
          </table:table-cell>
          <table:table-cell table:style-name="ce15" table:number-columns-repeated="8"/>
          <table:table-cell table:number-columns-repeated="1015"/>
        </table:table-row>
        <table:table-row table:style-name="ro7">
          <table:table-cell table:style-name="ce18" office:value-type="string" calcext:value-type="string">
            <text:p>D: Angeboten auf Nachfrage</text:p>
          </table:table-cell>
          <table:table-cell table:style-name="ce15" table:number-columns-repeated="8"/>
          <table:table-cell table:number-columns-repeated="1015"/>
        </table:table-row>
        <table:table-row table:style-name="ro8" table:number-rows-repeated="104851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heet1.B7:Sheet1.I54">
            <calcext:condition calcext:apply-style-name="cf1" calcext:value="formula-is(NOT(ISERROR(SEARCH((&quot;a&quot;);([.B7])))))" calcext:base-cell-address="Sheet1.B7"/>
            <calcext:condition calcext:apply-style-name="cf2" calcext:value="formula-is(NOT(ISERROR(SEARCH((&quot;b&quot;);([.B7])))))" calcext:base-cell-address="Sheet1.B7"/>
            <calcext:condition calcext:apply-style-name="cf3" calcext:value="formula-is(NOT(ISERROR(SEARCH((&quot;c&quot;);([.B7])))))" calcext:base-cell-address="Sheet1.B7"/>
            <calcext:condition calcext:apply-style-name="cf4" calcext:value="formula-is(NOT(ISERROR(SEARCH((&quot;d&quot;);([.B7])))))" calcext:base-cell-address="Sheet1.B7"/>
            <calcext:condition calcext:apply-style-name="cf5" calcext:value="formula-is(NOT(ISERROR(SEARCH((&quot;e&quot;);([.B7])))))" calcext:base-cell-address="Sheet1.B7"/>
            <calcext:condition calcext:apply-style-name="cf6" calcext:value="formula-is(NOT(ISERROR(SEARCH((&quot;f&quot;);([.B7])))))" calcext:base-cell-address="Sheet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f1" style:family="table-cell" style:parent-style-name="Default" style:data-style-name="N0">
      <style:table-cell-properties fo:background-color="#ffff00"/>
    </style:style>
    <style:style style:name="cf2" style:family="table-cell" style:parent-style-name="Default" style:data-style-name="N0">
      <style:table-cell-properties fo:background-color="#7992b1"/>
    </style:style>
    <style:style style:name="cf3" style:family="table-cell" style:parent-style-name="Default" style:data-style-name="N0">
      <style:table-cell-properties fo:background-color="#9bbb59"/>
    </style:style>
    <style:style style:name="cf4" style:family="table-cell" style:parent-style-name="Default" style:data-style-name="N0">
      <style:table-cell-properties fo:background-color="#b97135"/>
    </style:style>
    <style:style style:name="cf5" style:family="table-cell" style:parent-style-name="Default" style:data-style-name="N0">
      <style:table-cell-properties fo:background-color="#ff00ff"/>
    </style:style>
    <style:style style:name="cf6" style:family="table-cell" style:parent-style-name="Default" style:data-style-name="N0">
      <style:table-cell-properties fo:background-color="#9900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Katharina Zinke</meta:initial-creator>
    <meta:creation-date>2021-09-06T09:35:04Z</meta:creation-date>
    <dc:date>2022-03-04T10:18:33.489000000</dc:date>
    <meta:editing-duration>PT2M3S</meta:editing-duration>
    <meta:editing-cycles>1</meta:editing-cycles>
    <meta:document-statistic meta:table-count="1" meta:cell-count="25" meta:object-count="0"/>
  </office:meta>
</office:document-meta>
</file>